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Header">
      <style:text-properties officeooo:rsid="00158376" officeooo:paragraph-rsid="00158376"/>
    </style:style>
    <style:style style:name="P4" style:family="paragraph" style:parent-style-name="Standard">
      <style:text-properties officeooo:rsid="00158376" officeooo:paragraph-rsid="00158376"/>
    </style:style>
    <style:style style:name="P5" style:family="paragraph" style:parent-style-name="Text_20_body">
      <style:paragraph-properties fo:margin-left="0cm" fo:margin-right="0cm" fo:text-indent="0cm" style:auto-text-indent="false" style:writing-mode="lr-tb"/>
      <style:text-properties fo:background-color="transparent"/>
    </style:style>
    <style:style style:name="P6" style:family="paragraph" style:parent-style-name="Text_20_body">
      <style:text-properties officeooo:paragraph-rsid="00158376" fo:background-color="transparent"/>
    </style:style>
    <style:style style:name="P7" style:family="paragraph" style:parent-style-name="Title">
      <style:text-properties fo:color="#c9211e" loext:opacity="100%" fo:font-size="26pt" style:font-size-asian="26pt" style:font-size-complex="26pt"/>
    </style:style>
    <style:style style:name="T1" style:family="text">
      <style:text-properties officeooo:rsid="0015837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7">SAé 2.02 Exploitation algorithmique d’un problème</text:p>
      <text:h text:style-name="Heading_20_1" text:outline-level="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391_1947903508" text:style-name="Index_20_Link" text:visited-style-name="Index_20_Link">Réalisation<text:tab/>1</text:a></text:p>
          <text:p text:style-name="P1"><text:a xlink:type="simple" xlink:href="#__RefHeading___Toc393_1947903508" text:style-name="Index_20_Link" text:visited-style-name="Index_20_Link">Organisation<text:tab/>1</text:a></text:p>
          <text:p text:style-name="P1"><text:a xlink:type="simple" xlink:href="#__RefHeading___Toc395_1947903508" text:style-name="Index_20_Link" text:visited-style-name="Index_20_Link">Détails des questions<text:tab/>1</text:a></text:p>
          <text:p text:style-name="P2"><text:a xlink:type="simple" xlink:href="#__RefHeading___Toc400_1947903508" text:style-name="Index_20_Link" text:visited-style-name="Index_20_Link"><text:s/>6.2 Collaborateurs communs<text:tab/>1</text:a></text:p>
          <text:p text:style-name="P2"><text:a xlink:type="simple" xlink:href="#__RefHeading___Toc402_1947903508" text:style-name="Index_20_Link" text:visited-style-name="Index_20_Link"><text:s/>6.3 Collaborateurs proches<text:tab/>1</text:a></text:p>
          <text:p text:style-name="P2"><text:a xlink:type="simple" xlink:href="#__RefHeading___Toc404_1947903508" text:style-name="Index_20_Link" text:visited-style-name="Index_20_Link"><text:s/>6.4 Qui est le centre d’Hollywood<text:tab/>2</text:a></text:p>
          <text:p text:style-name="P2"><text:a xlink:type="simple" xlink:href="#__RefHeading___Toc406_1947903508" text:style-name="Index_20_Link" text:visited-style-name="Index_20_Link"><text:s/>6.5 Une petite famille<text:tab/>2</text:a></text:p>
          <text:p text:style-name="P1"><text:a xlink:type="simple" xlink:href="#__RefHeading___Toc397_1947903508" text:style-name="Index_20_Link" text:visited-style-name="Index_20_Link">Évaluation expérimentale<text:tab/>2</text:a></text:p>
        </text:index-body>
      </text:table-of-content>
      <text:h text:style-name="Heading_20_1" text:outline-level="1"/>
      <text:h text:style-name="Heading_20_1" text:outline-level="1"/>
      <text:h text:style-name="Heading_20_1" text:outline-level="1"><text:bookmark-start text:name="__RefHeading___Toc391_1947903508"/>Réalisation<text:bookmark-end text:name="__RefHeading___Toc391_1947903508"/></text:h>
      <text:h text:style-name="Heading_20_1" text:outline-level="1"><text:bookmark-start text:name="__RefHeading___Toc393_1947903508"/>Organisation<text:bookmark-end text:name="__RefHeading___Toc393_1947903508"/></text:h>
      <text:h text:style-name="Heading_20_1" text:outline-level="1"><text:bookmark-start text:name="__RefHeading___Toc395_1947903508"/>Détails des questions<text:bookmark-end text:name="__RefHeading___Toc395_1947903508"/></text:h>
      <text:h text:style-name="Heading_20_2" text:outline-level="2"><text:bookmark-start text:name="__RefHeading___Toc400_1947903508"/><text:tab/>6.<text:span text:style-name="T1">2</text:span> <text:span text:style-name="T1">Collaborateurs communs</text:span><text:bookmark-end text:name="__RefHeading___Toc400_1947903508"/></text:h>
      <text:p text:style-name="P6"><text:bookmark text:name="docs-internal-guid-61167794-7fff-a355-2353-3d21a4bd70e7"/><text:span text:style-name="T1">L’ensemble des collaborateurs communs peut se décrire de cette façon : nous souhaitons avoir l’ensemble des nœuds possédant une arête identique. </text:span>Pour deux nœuds différents <text:span text:style-name="T1">u</text:span> et <text:span text:style-name="T1">v</text:span>, on veut <text:span text:style-name="T1">l’ensemble des acteurs qui sont à la fois dans le voisinage de u et dans le voisinage de v.</text:span></text:p>
      <text:h text:style-name="Heading_20_2" text:outline-level="2"><text:bookmark-start text:name="__RefHeading___Toc402_1947903508"/><text:tab/>6.3 Collaborateurs proches<text:bookmark-end text:name="__RefHeading___Toc402_1947903508"/></text:h>
      <text:p text:style-name="P5"/>
      <text:h text:style-name="Heading_20_2" text:outline-level="2"><text:bookmark-start text:name="__RefHeading___Toc404_1947903508"/><text:soft-page-break/><text:tab/>6.4 Qui est le centre d’Hollywood<text:bookmark-end text:name="__RefHeading___Toc404_1947903508"/></text:h>
      <text:h text:style-name="Heading_20_2" text:outline-level="2"><text:bookmark-start text:name="__RefHeading___Toc406_1947903508"/><text:tab/>6.5 Une petite famille<text:line-break/><text:line-break/><text:bookmark-end text:name="__RefHeading___Toc406_1947903508"/></text:h>
      <text:h text:style-name="Heading_20_1" text:outline-level="1"><text:bookmark-start text:name="__RefHeading___Toc397_1947903508"/>Évaluation expérimentale <text:bookmark-end text:name="__RefHeading___Toc397_1947903508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8376" officeooo:paragraph-rsid="0015837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1">Ophélie Valin</text:p>
        <text:p text:style-name="MP1">Clémence Bocquet</text:p>
        <text:p text:style-name="MP1">BUT 1 informatique – Orléans</text:p>
        <text:p text:style-name="MP1">Groupe 4A</text:p>
        <text:p text:style-name="MP1">2023-2024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16:44:16.634266603</meta:creation-date>
    <dc:date>2024-05-20T17:00:44.598333076</dc:date>
    <meta:editing-duration>PT16M29S</meta:editing-duration>
    <meta:editing-cycles>1</meta:editing-cycles>
    <meta:document-statistic meta:table-count="0" meta:image-count="0" meta:object-count="0" meta:page-count="2" meta:paragraph-count="29" meta:word-count="134" meta:character-count="872" meta:non-whitespace-character-count="754"/>
    <meta:generator>LibreOffice/7.6.2.1$MacOSX_X86_64 LibreOffice_project/56f7684011345957bbf33a7ee678afaf4d2ba333</meta:generator>
  </office:meta>
</office:document-meta>
</file>